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Arial, Helvetica, Sans, FreeSans, Jamrul, Garuda, Kalimat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T1" style:family="text">
      <style:text-properties fo:font-variant="normal" fo:text-transform="none" fo:color="#333333" style:font-name="Lucida Grand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- 1.- Quina és la comanda promig de cada venedor?</text:span><text:line-break/><text:line-break/><text:span text:style-name="T1">-- 2.- Quin és el rang de quotes asignades a cada oficina? ( es a dir, el mínim i el màxim)</text:span><text:line-break/><text:line-break/><text:line-break/><text:span text:style-name="T1">-- 3.- Quants venedors estan asignats a cada oficina?</text:span><text:line-break/><text:line-break/><text:line-break/><text:span text:style-name="T1">-- 4.- Quants clients són atesos per (tenen com a representant oficial a) cada cada venedor?</text:span><text:line-break/><text:line-break/><text:line-break/><text:span text:style-name="T1">-- 5.- Calcula el total de l'import de les comandes per cada venedor i per cada client.</text:span><text:line-break/><text:line-break/><text:line-break/><text:span text:style-name="T1">-- 6.- El mateix que a la qüestió anterior, però ordenat per client i dintre de client per venedor.</text:span><text:line-break/><text:line-break/><text:line-break/><text:line-break/><text:span text:style-name="T1">-- 7.- Calcula les comandes (imports) totals per a cada venedor.</text:span><text:line-break/><text:line-break/><text:span text:style-name="T1">-- 8.- Quin és l'import promig de les comandes per cada venedor, les comandes dels quals sumen més de 30 000?</text:span><text:line-break/><text:line-break/><text:line-break/><text:span text:style-name="T1">-- 9.- Per cada oficina amb 2 o més persones, calculeu la quota </text:span><text:line-break/><text:span text:style-name="T1">total i les vendes totals per a tots els venedors que treballen a la oficina (volem que sorti la ciutat de l'oficina a la consulta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'Lucida Sans Unicode', Arial, Helvetica, Sans, FreeSans, Jamrul, Garuda, Kalimat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7S</meta:editing-duration>
    <meta:editing-cycles>4</meta:editing-cycles>
    <meta:generator>LibreOffice/4.4.4.3$Windows_x86 LibreOffice_project/2c39ebcf046445232b798108aa8a7e7d89552ea8</meta:generator>
    <dc:date>2015-09-24T20:16:32.348000000</dc:date>
    <meta:document-statistic meta:table-count="0" meta:image-count="0" meta:object-count="0" meta:page-count="1" meta:paragraph-count="1" meta:word-count="162" meta:character-count="865" meta:non-whitespace-character-count="687"/>
    <meta:user-defined meta:name="Info 1"/>
    <meta:user-defined meta:name="Info 2"/>
    <meta:user-defined meta:name="Info 3"/>
    <meta:user-defined meta:name="Info 4"/>
  </office:meta>
</office:document-meta>
</file>